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Normal_20__28_Web_29_">
      <style:paragraph-properties fo:margin-top="0cm" fo:margin-bottom="0cm"/>
    </style:style>
    <style:style style:name="P3" style:family="paragraph" style:parent-style-name="Standard" style:list-style-name="WWNum11">
      <style:paragraph-properties fo:margin-left="0.953cm" fo:margin-right="0cm" fo:margin-top="0cm" fo:margin-bottom="0cm" fo:line-height="100%" fo:text-indent="0cm" style:auto-text-indent="false"/>
    </style:style>
    <style:style style:name="P4" style:family="paragraph" style:parent-style-name="Standard" style:list-style-name="WWNum12">
      <style:paragraph-properties fo:margin-left="0.953cm" fo:margin-right="0cm" fo:margin-top="0cm" fo:margin-bottom="0cm" fo:line-height="100%" fo:text-indent="0cm" style:auto-text-indent="false"/>
    </style:style>
    <style:style style:name="P5" style:family="paragraph" style:parent-style-name="Standard" style:list-style-name="WWNum11">
      <style:paragraph-properties fo:margin-left="0.953cm" fo:margin-right="0cm" fo:margin-top="0cm" fo:margin-bottom="0cm" fo:line-height="100%" fo:text-indent="0cm" style:auto-text-indent="false"/>
      <style:text-properties fo:color="#000000" style:font-name="Calibri" style:font-name-asian="Times New Roman1" style:language-asian="ru" style:country-asian="RU" style:font-name-complex="Times New Roman1"/>
    </style:style>
    <style:style style:name="P6" style:family="paragraph" style:parent-style-name="Standard" style:list-style-name="WWNum12">
      <style:paragraph-properties fo:margin-left="0.953cm" fo:margin-right="0cm" fo:margin-top="0cm" fo:margin-bottom="0cm" fo:line-height="100%" fo:text-indent="0cm" style:auto-text-indent="false"/>
      <style:text-properties fo:color="#000000" style:font-name="Calibri" style:font-name-asian="Times New Roman1" style:language-asian="ru" style:country-asian="RU" style:font-name-complex="Times New Roman1"/>
    </style:style>
    <style:style style:name="P7" style:family="paragraph" style:parent-style-name="Standard">
      <style:paragraph-properties fo:margin-left="0.953cm" fo:margin-right="0cm" fo:margin-top="0cm" fo:margin-bottom="0cm" fo:line-height="100%" fo:text-indent="0cm" style:auto-text-indent="false"/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Calibri" fo:language="ru" fo:country="RU" style:font-name-asian="Times New Roman1" style:language-asian="ru" style:country-asian="RU" style:font-name-complex="Times New Roman1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Calibri" fo:language="ru" fo:country="RU" fo:font-style="normal" style:text-underline-style="none" style:font-name-asian="Times New Roman1" style:language-asian="ru" style:country-asian="RU" style:font-style-asian="normal" style:font-name-complex="Times New Roman1" style:font-style-complex="normal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Calibri" style:font-name-asian="Times New Roman1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Calibri" fo:language="en" fo:country="US" fo:font-style="normal" style:text-underline-style="none" style:font-name-asian="Times New Roman1" style:language-asian="ru" style:country-asian="RU" style:font-style-asian="normal" style:font-name-complex="Times New Roman1" style:font-style-complex="normal"/>
    </style:style>
    <style:style style:name="P13" style:family="paragraph" style:parent-style-name="Standard">
      <style:paragraph-properties fo:margin-top="0cm" fo:margin-bottom="0cm" fo:line-height="100%" fo:break-before="page"/>
      <style:text-properties fo:color="#000000" style:font-name="Calibri" style:font-name-asian="Times New Roman1" style:language-asian="ru" style:country-asian="RU" style:font-name-complex="Times New Roman1"/>
    </style:style>
    <style:style style:name="P14" style:family="paragraph" style:parent-style-name="Standard">
      <style:paragraph-properties fo:margin-top="0cm" fo:margin-bottom="0cm" fo:line-height="100%" fo:break-before="page"/>
      <style:text-properties fo:color="#000000" style:font-name="Calibri" fo:language="en" fo:country="US"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 style:font-style-complex="italic"/>
    </style:style>
    <style:style style:name="P15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List_20_Paragraph" style:list-style-name="WWNum2"/>
    <style:style style:name="P18" style:family="paragraph" style:parent-style-name="Normal_20__28_Web_29_">
      <style:paragraph-properties fo:margin-top="0cm" fo:margin-bottom="0cm"/>
      <style:text-properties fo:color="#000000" style:font-name="Calibri" fo:font-size="11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fo:language="en" fo:country="US" style:font-size-asian="11pt" style:font-size-complex="11pt"/>
    </style:style>
    <style:style style:name="T3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4" style:family="text"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0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0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dash" draw:stroke-dash="Line_20_with_20_Fine_20_Dots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4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3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19cm" fo:min-width="1.5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21cm" fo:min-width="1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04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21cm" fo:min-width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6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21cm" fo:min-width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0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dash" draw:stroke-dash="Line_20_with_20_Fine_20_Dots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0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0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dash" draw:stroke-dash="Line_20_with_20_Fine_20_Dots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6.1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dash" draw:stroke-dash="Line_20_with_20_Fine_20_Dots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90883697486700953" text:style-name="Outline">
        <text:list-item>
          <text:h text:style-name="P16" text:outline-level="1">Лабораторные работы №2</text:h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Standard">Приобретение практических навыков в:</text:p>
      <text:list xml:id="list4935962761315114782" text:style-name="WWNum2">
        <text:list-item>
          <text:p text:style-name="P17">Управление процессами в ОС</text:p>
        </text:list-item>
        <text:list-item>
          <text:p text:style-name="P17">Обеспечение обмена данных между процессами посредством каналов</text:p>
        </text:list-item>
      </text:list>
      <text:list xml:id="list42375599" text:continue-list="list6690883697486700953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P2"><text:span text:style-name="T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2">pipe</text:span><text:span text:style-name="T1">).</text:span></text:p>
      <text:p text:style-name="P18">Необходимо обрабатывать системные ошибки, которые могут возникнуть в результате работы.</text:p>
      <text:p text:style-name="Standard"><text:span text:style-name="T3"/></text:p>
      <text:list xml:id="list42372501" text:continue-numbering="true" text:style-name="Outline">
        <text:list-item>
          <text:h text:style-name="Heading_20_2" text:outline-level="2">Варианты задания</text:h>
        </text:list-item>
      </text:list>
      <text:p text:style-name="P8">Варианты разбиты на группы. Для каждого варианта приложена схема организации межпроцессорного взаимодействия.</text:p>
      <text:p text:style-name="P10"><text:span text:style-name="T5"/></text:p>
      <text:p text:style-name="P15"><text:span text:style-name="T5">Группа вариантов 1</text:span></text:p>
      <text:p text:style-name="P8"><draw:g text:anchor-type="paragraph" draw:z-index="0" draw:style-name="gr1"><draw:ellipse draw:style-name="gr2" draw:text-style-name="P20" xml:id="id1" draw:id="id1" svg:width="4cm" svg:height="2.701cm" svg:x="11.936cm" svg:y="4.313cm"><text:p text:style-name="P19"><text:span text:style-name="T8">parent</text:span></text:p></draw:ellipse><draw:ellipse draw:style-name="gr3" draw:text-style-name="P20" xml:id="id4" draw:id="id4" svg:width="6.4cm" svg:height="2.7cm" svg:x="0.236cm" svg:y="4.514cm"><text:p text:style-name="P19"><text:span text:style-name="T8">child(args: fileName)</text:span></text:p></draw:ellipse><draw:custom-shape draw:style-name="gr4" draw:text-style-name="P20" xml:id="id2" draw:id="id2" svg:width="3.2cm" svg:height="1.601cm" svg:x="7.535cm" svg:y="0.914cm"><text:p text:style-name="P20"><text:span text:style-name="T8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5" draw:text-style-name="P20" xml:id="id5" draw:id="id5" svg:width="3.202cm" svg:height="1.601cm" svg:x="8.734cm" svg:y="7.613cm"><text:p text:style-name="P20"><text:span text:style-name="T8">pipe2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6" draw:text-style-name="P20" svg:width="0.8cm" svg:height="1.601cm" svg:x="13.536cm" svg:y="2.713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7" draw:text-style-name="P22" svg:width="2.095cm" svg:height="0.983cm" svg:x="14.545cm" svg:y="3.013cm"><draw:text-box><text:p text:style-name="P21"><text:span text:style-name="T8">In/out</text:span></text:p></draw:text-box></draw:frame><draw:custom-shape draw:style-name="gr8" draw:text-style-name="P20" svg:width="1.601cm" svg:height="1.5cm" svg:x="13.135cm" svg:y="1.214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9" draw:text-style-name="P22" svg:width="1.846cm" svg:height="0.983cm" svg:x="13.135cm" svg:y="0.15cm"><draw:text-box><text:p text:style-name="P21"><text:span text:style-name="T8">User</text:span></text:p></draw:text-box></draw:frame><draw:custom-shape draw:style-name="gr10" draw:text-style-name="P20" svg:width="2.102cm" svg:height="2.301cm" svg:x="2.635cm" svg:y="9.913cm"><text:p text:style-name="P20"><text:span text:style-name="T8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11" draw:text-style-name="P20" xml:id="id3" draw:id="id3" svg:width="0.9cm" svg:height="1.701cm" svg:x="3.335cm" svg:y="2.8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2" draw:text-style-name="P22" svg:width="1.031cm" svg:height="1.714cm" svg:x="2.136cm" svg:y="2.851cm"><draw:text-box><text:p text:style-name="P21"><text:span text:style-name="T8">In</text:span></text:p></draw:text-box></draw:frame><draw:connector draw:style-name="gr13" draw:text-style-name="P20" draw:type="curve" svg:x1="11.936cm" svg:y1="5.662cm" svg:x2="10.735cm" svg:y2="1.715cm" draw:start-shape="id1" draw:start-glue-point="3" draw:end-shape="id2" draw:end-glue-point="8" svg:d="M11936 5662c-899 0-300-3947-1201-3947"><text:p/></draw:connector><draw:connector draw:style-name="gr14" draw:text-style-name="P20" draw:type="curve" svg:x1="7.535cm" svg:y1="1.715cm" svg:x2="3.785cm" svg:y2="2.813cm" draw:start-shape="id2" draw:start-glue-point="5" draw:end-shape="id3" draw:end-glue-point="0" svg:d="M7535 1715c-2501 0-3750 365-3750 1098"><text:p/></draw:connector><draw:connector draw:style-name="gr15" draw:text-style-name="P20" draw:type="curve" svg:x1="6.635cm" svg:y1="5.863cm" svg:x2="8.734cm" svg:y2="8.414cm" draw:start-shape="id4" draw:start-glue-point="1" draw:end-shape="id5" draw:end-glue-point="5" svg:d="M6635 5863c1573 0 525 2551 2099 2551"><text:p/></draw:connector><draw:connector draw:style-name="gr16" draw:text-style-name="P20" draw:type="curve" svg:x1="11.936cm" svg:y1="8.414cm" svg:x2="13.935cm" svg:y2="7.013cm" draw:start-shape="id5" draw:start-glue-point="8" draw:end-shape="id1" draw:end-glue-point="2" svg:d="M11936 8414c1334 0 1999-466 1999-1401"><text:p/></draw:connector><draw:custom-shape draw:style-name="gr17" draw:text-style-name="P20" svg:width="0.9cm" svg:height="2.701cm" svg:x="3.335cm" svg:y="7.2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8" draw:text-style-name="P22" svg:width="1.528cm" svg:height="0.983cm" svg:x="1.709cm" svg:y="7.65cm"><draw:text-box><text:p text:style-name="P21"><text:span text:style-name="T8">Out</text:span></text:p></draw:text-box></draw:frame></draw:g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</text:p>
      <text:p text:style-name="P8">Родительский процесс передает команды пользователя через <text:span text:style-name="T7">pipe1, </text:span>который связан с стандартным входным потоком дочернего процесса. Дочерний процесс принеобходимости передает данные в родительский процесс через <text:span text:style-name="T7">pipe2. </text:span>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8"/>
      <text:p text:style-name="P8">1 вариант) Пользователь вводит команды вида: «число число<text:span text:style-name="T7"> </text:span>число<text:span text:style-name="T7">&lt;endline&gt;</text:span>». Далее эти числа передаются от родительского процесса в дочерний. Дочерний процесс считает их сумму и выводит её в файл. Числа имеют тип <text:span text:style-name="T7">int.</text:span></text:p>
      <text:p text:style-name="P8"><text:span text:style-name="T7"/></text:p>
      <text:p text:style-name="P8">2 вариант) Пользователь вводит команды вида: «число число<text:span text:style-name="T7"> </text:span>число<text:span text:style-name="T7">&lt;endline&gt;</text:span>». Далее эти числа передаются от родительского процесса в дочерний. Дочерний процесс считает их сумму и выводит её в файл. Числа имеют тип f<text:span text:style-name="T7">loat.</text:span></text:p>
      <text:p text:style-name="P8"><text:span text:style-name="T7"/></text:p>
      <text:p text:style-name="P8"><text:span text:style-name="T7">3</text:span> вариант) Пользователь вводит команды вида: «число число<text:span text:style-name="T7"> </text:span>число<text:span text:style-name="T7">&lt;endline&gt;</text:span>». Далее эти числа передаются от родительского процесса в дочерний. Дочерний процесс производит деление первого числа, на последующие<text:span text:style-name="T7">, </text:span>а результат выводит в файл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<text:span text:style-name="T7">int.</text:span></text:p>
      <text:p text:style-name="P8"><text:span text:style-name="T7"/></text:p>
      <text:p text:style-name="P8"><text:span text:style-name="T7">4 вариант) Пользователь вводит команды вида: «число число число&lt;endline&gt;». Далее эти числа передаются от родительского процесса в дочерний. Дочерний процесс производит деление </text:span><text:soft-page-break/><text:span text:style-name="T7">первого числа, на последующие, </text:span>а результат выводит в файл<text:span text:style-name="T7">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float.</text:span></text:p>
      <text:p text:style-name="P8"><text:span text:style-name="T7"/></text:p>
      <text:p text:style-name="P11">5 <text:span text:style-name="T5">вариант) Пользователь вводит команды вида: «число</text:span>&lt;endline&gt;<text:span text:style-name="T5">». Далее это число передается от родительского процесса в дочерний. Дочерний процесс производит проверку на простоту. Если число составное, то в это число записывается в файл. Если число отрицательное или простое, то тогда дочерний и родительский процессы завершаются.</text:span></text:p>
      <text:p text:style-name="P11"><text:span text:style-name="T5"/></text:p>
      <text:p text:style-name="P14"><text:span text:style-name="T5">Группа вариантов 2</text:span></text:p>
      <text:p text:style-name="P8"><draw:g text:anchor-type="paragraph" draw:z-index="1" draw:style-name="gr1"><draw:ellipse draw:style-name="gr19" draw:text-style-name="P20" xml:id="id8" draw:id="id8" svg:width="4.001cm" svg:height="2.701cm" svg:x="10.288cm" svg:y="4.165cm"><text:p text:style-name="P19"><text:span text:style-name="T8">parent</text:span></text:p></draw:ellipse><draw:ellipse draw:style-name="gr20" draw:text-style-name="P20" svg:width="4.4cm" svg:height="2.7cm" svg:x="-0.011cm" svg:y="4.366cm"><text:p text:style-name="P19"><text:span text:style-name="T8">child</text:span></text:p></draw:ellipse><draw:custom-shape draw:style-name="gr21" draw:text-style-name="P20" xml:id="id7" draw:id="id7" svg:width="3.2cm" svg:height="1.601cm" svg:x="5.789cm" svg:y="9.566cm"><text:p text:style-name="P20"><text:span text:style-name="T8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22" draw:text-style-name="P20" svg:width="0.802cm" svg:height="1.601cm" svg:x="11.888cm" svg:y="2.56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23" draw:text-style-name="P22" svg:width="2.095cm" svg:height="0.983cm" svg:x="12.899cm" svg:y="2.865cm"><draw:text-box><text:p text:style-name="P21"><text:span text:style-name="T8">In/out</text:span></text:p></draw:text-box></draw:frame><draw:custom-shape draw:style-name="gr24" draw:text-style-name="P20" svg:width="1.601cm" svg:height="1.5cm" svg:x="11.488cm" svg:y="1.066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25" draw:text-style-name="P22" svg:width="1.846cm" svg:height="0.983cm" svg:x="11.488cm" svg:y="0.002cm"><draw:text-box><text:p text:style-name="P21"><text:span text:style-name="T8">User</text:span></text:p></draw:text-box></draw:frame><draw:custom-shape draw:style-name="gr26" draw:text-style-name="P20" xml:id="id9" draw:id="id9" svg:width="2.1cm" svg:height="2.301cm" svg:x="1.289cm" svg:y="0.365cm"><text:p text:style-name="P20"><text:span text:style-name="T8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27" draw:text-style-name="P20" svg:width="0.902cm" svg:height="1.701cm" svg:x="1.688cm" svg:y="2.6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28" draw:text-style-name="P22" svg:width="1.033cm" svg:height="1.465cm" svg:x="0.488cm" svg:y="2.703cm"><draw:text-box><text:p text:style-name="P21"><text:span text:style-name="T8">In</text:span></text:p></draw:text-box></draw:frame><draw:connector draw:style-name="gr29" draw:text-style-name="P20" draw:type="curve" svg:x1="2.137cm" svg:y1="9.765cm" svg:x2="5.788cm" svg:y2="10.366cm" draw:start-shape="id6" draw:start-glue-point="2" draw:end-shape="id7" draw:end-glue-point="5" svg:d="M2137 9765c0 402 1217 601 3651 601"><text:p/></draw:connector><draw:connector draw:style-name="gr30" draw:text-style-name="P20" draw:type="curve" svg:x1="8.988cm" svg:y1="10.366cm" svg:x2="12.288cm" svg:y2="6.865cm" draw:start-shape="id7" draw:start-glue-point="8" draw:end-shape="id8" draw:end-glue-point="2" svg:d="M8988 10366c2201 0 3300-1166 3300-3501"><text:p/></draw:connector><draw:custom-shape draw:style-name="gr31" draw:text-style-name="P20" xml:id="id6" draw:id="id6" svg:width="0.902cm" svg:height="2.701cm" svg:x="1.688cm" svg:y="7.0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32" draw:text-style-name="P22" svg:width="1.528cm" svg:height="0.983cm" svg:x="0.063cm" svg:y="7.502cm"><draw:text-box><text:p text:style-name="P21"><text:span text:style-name="T8">Out</text:span></text:p></draw:text-box></draw:frame><draw:connector draw:style-name="gr33" draw:text-style-name="P20" draw:type="curve" svg:x1="10.289cm" svg:y1="5.514cm" svg:x2="3.388cm" svg:y2="1.515cm" draw:start-shape="id8" draw:start-glue-point="3" draw:end-shape="id9" draw:end-glue-point="7" svg:d="M10289 5514c-5172 0-1724-3999-6901-3999"><text:p/></draw:connector><draw:frame draw:style-name="gr34" draw:text-style-name="P22" svg:width="1.918cm" svg:height="0.983cm" svg:x="7.288cm" svg:y="3.703cm"><draw:text-box><text:p text:style-name="P21"><text:span text:style-name="T8">open</text:span></text:p></draw:text-box></draw:frame></draw:g>Родительский процесс создает дочерний процесс. Первой строчкой пользователь в консоль родительского процесса вводит имя файла, которое будет использовано для открытия файла с таким именем на чтение. Стандартный поток ввода дочернего процесса переопределяется открытым файлом. Дочерний процесс читает команды из стандартного потока ввода. Стандартный поток вывода дочернего процесса перенаправляется в <text:span text:style-name="T7">pipe1. </text:span>Родительский процесс читает из <text:span text:style-name="T7">pipe1 </text:span>и прочитанное выводит в свой стандартный поток вывода. Родительский и дочерний процесс должны быть представлены разными программами.<text:span text:style-name="T7"> </text:span></text:p>
      <text:p text:style-name="P11"><text:span text:style-name="T5"/></text:p>
      <text:p text:style-name="P8">6 вариант) В файле записаны команды вида: «число число<text:span text:style-name="T7"> </text:span>число<text:span text:style-name="T7">&lt;endline&gt;</text:span>». Дочерний процесс считает их сумму и выводит результат в стандартный поток вывода. Числа имеют тип <text:span text:style-name="T7">int.</text:span></text:p>
      <text:p text:style-name="P8"><text:span text:style-name="T7"/></text:p>
      <text:p text:style-name="P8">7 вариант) В файле записаны команды вида: «число число<text:span text:style-name="T7"> </text:span>число<text:span text:style-name="T7">&lt;endline&gt;</text:span>». Дочерний процесс считает их сумму и выводит результат в стандартный поток вывода. Числа имеют тип f<text:span text:style-name="T7">loat.</text:span></text:p>
      <text:p text:style-name="P8"><text:span text:style-name="T7"/></text:p>
      <text:p text:style-name="P8">8 вариант) В файле записаны команды вида:«число число<text:span text:style-name="T7"> </text:span>число<text:span text:style-name="T7">&lt;endline&gt;</text:span>». Дочерний процесс производит деление первого числа команда, на последующие числа в команде<text:span text:style-name="T7">, </text:span>а результат выводит в стандартный поток вывода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<text:span text:style-name="T7">int.</text:span></text:p>
      <text:p text:style-name="P8"><text:span text:style-name="T7"/></text:p>
      <text:p text:style-name="P8">9<text:span text:style-name="T7"> вариант) </text:span>В файле записаны команды вида:«число число<text:span text:style-name="T7"> </text:span>число<text:span text:style-name="T7">&lt;endline&gt;</text:span>». Дочерний процесс производит деление первого числа команда, на последующие числа в команде<text:span text:style-name="T7">, </text:span>а результат выводит в стандартный поток вывода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<text:span text:style-name="T7">Числа имеют тип float.</text:span></text:p>
      <text:p text:style-name="P8"><text:span text:style-name="T7"/></text:p>
      <text:p text:style-name="P11"><text:span text:style-name="T5">10</text:span> <text:span text:style-name="T5">вариант) В файле записаны команды вида: «число</text:span>&lt;endline&gt;<text:span text:style-name="T5">». Дочерний процесс производит проверку этого числа на простоту. Если число составное, то дочерний процесс пишет это число в </text:span><text:soft-page-break/><text:span text:style-name="T5">стандартный поток вывода. Если число отрицательное или простое, то тогда дочерний и родительский процессы завершаются.</text:span></text:p>
      <text:p text:style-name="P11"><text:span text:style-name="T5"/></text:p>
      <text:p text:style-name="P14"><text:span text:style-name="T5">Группа вариантов 3</text:span></text:p>
      <text:p text:style-name="P8"><draw:g text:anchor-type="paragraph" draw:z-index="2" draw:style-name="gr35"><draw:ellipse draw:style-name="gr36" draw:text-style-name="P20" xml:id="id10" draw:id="id10" svg:width="4.001cm" svg:height="2.701cm" svg:x="10.488cm" svg:y="4.163cm"><text:p text:style-name="P19"><text:span text:style-name="T8">parent</text:span></text:p></draw:ellipse><draw:ellipse draw:style-name="gr37" draw:text-style-name="P20" svg:width="4.402cm" svg:height="2.701cm" svg:x="0.088cm" svg:y="4.36cm"><text:p text:style-name="P19"><text:span text:style-name="T8">child1</text:span></text:p></draw:ellipse><draw:custom-shape draw:style-name="gr38" draw:text-style-name="P20" xml:id="id11" draw:id="id11" svg:width="3.2cm" svg:height="1.601cm" svg:x="6.089cm" svg:y="0.764cm"><text:p text:style-name="P20"><text:span text:style-name="T8">pipe1</text:span></text:p>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</draw:custom-shape><draw:custom-shape draw:style-name="gr39" draw:text-style-name="P20" xml:id="id14" draw:id="id14" svg:width="3.2cm" svg:height="1.601cm" svg:x="7.888cm" svg:y="13.661cm"><text:p text:style-name="P20"><text:span text:style-name="T8">pipe2</text:span></text:p><draw:enhanced-geometry svg:viewBox="0 0 21600 21600" draw:glue-points="10800 0 0 10800 10800 21600 14800 10800 21600 10800" draw:text-areas="3400 0 14800 21600" draw:mirror-horizontal="false" draw:mirror-vertical="false" draw:type="flowchart-direct-access-storage" draw:enhanced-path="M 18200 0 X 21600 10800 18200 21600 L 3400 21600 X 0 10800 3400 0 Z N M 18200 0 X 14800 10800 18200 21600 N"/></draw:custom-shape><draw:custom-shape draw:style-name="gr40" draw:text-style-name="P20" svg:width="0.802cm" svg:height="1.601cm" svg:x="12.088cm" svg:y="2.563cm"><text:p/>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41" draw:text-style-name="P22" svg:width="2.095cm" svg:height="0.983cm" svg:x="13.098cm" svg:y="2.863cm"><draw:text-box><text:p text:style-name="P21"><text:span text:style-name="T8">In/out</text:span></text:p></draw:text-box></draw:frame><draw:custom-shape draw:style-name="gr42" draw:text-style-name="P20" svg:width="1.601cm" svg:height="1.5cm" svg:x="11.689cm" svg:y="1.0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43" draw:text-style-name="P22" svg:width="1.846cm" svg:height="0.983cm" svg:x="11.689cm" svg:y="0cm"><draw:text-box><text:p text:style-name="P21"><text:span text:style-name="T8">User</text:span></text:p></draw:text-box></draw:frame><draw:custom-shape draw:style-name="gr44" draw:text-style-name="P20" xml:id="id12" draw:id="id12" svg:width="0.9cm" svg:height="1.701cm" svg:x="1.889cm" svg:y="2.663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45" draw:text-style-name="P22" svg:width="1.033cm" svg:height="1.465cm" svg:x="0.688cm" svg:y="2.701cm"><draw:text-box><text:p text:style-name="P21"><text:span text:style-name="T8">In</text:span></text:p></draw:text-box></draw:frame><draw:connector draw:style-name="gr46" draw:text-style-name="P20" draw:type="curve" svg:x1="10.487cm" svg:y1="5.512cm" svg:x2="9.288cm" svg:y2="1.565cm" draw:start-shape="id10" draw:start-glue-point="3" draw:end-shape="id11" draw:end-glue-point="8" svg:d="M10487 5512c-896 0-298-3947-1199-3947"><text:p/></draw:connector><draw:connector draw:style-name="gr47" draw:text-style-name="P20" draw:type="curve" svg:x1="6.089cm" svg:y1="1.565cm" svg:x2="2.339cm" svg:y2="2.663cm" draw:start-shape="id11" draw:start-glue-point="5" draw:end-shape="id12" draw:end-glue-point="0" svg:d="M6089 1565c-2501 0-3750 365-3750 1098"><text:p/></draw:connector><draw:connector draw:style-name="gr48" draw:text-style-name="P20" draw:type="curve" svg:x1="2.238cm" svg:y1="16.058cm" svg:x2="7.888cm" svg:y2="14.462cm" draw:start-shape="id13" draw:start-glue-point="2" draw:end-shape="id14" draw:end-glue-point="5" svg:d="M2238 16058c0 752 1527 628 1965 41 439-586-211-1637 3685-1637"><text:p/></draw:connector><draw:connector draw:style-name="gr49" draw:text-style-name="P20" draw:type="curve" svg:x1="11.087cm" svg:y1="14.462cm" svg:x2="12.487cm" svg:y2="6.863cm" draw:start-shape="id14" draw:start-glue-point="8" draw:end-shape="id10" draw:end-glue-point="2" svg:d="M11087 14462c935 0 1400-2533 1400-7599"><text:p/></draw:connector><draw:custom-shape draw:style-name="gr50" draw:text-style-name="P20" svg:width="0.9cm" svg:height="2.1cm" svg:x="1.788cm" svg:y="7.061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51" draw:text-style-name="P22" svg:width="1.528cm" svg:height="0.983cm" svg:x="0.262cm" svg:y="7.398cm"><draw:text-box><text:p text:style-name="P21"><text:span text:style-name="T8">Out</text:span></text:p></draw:text-box></draw:frame><draw:ellipse draw:style-name="gr52" draw:text-style-name="P20" svg:width="4.4cm" svg:height="2.701cm" svg:x="-0.011cm" svg:y="11.261cm"><text:p text:style-name="P19"><text:span text:style-name="T8">child2</text:span></text:p></draw:ellipse><draw:custom-shape draw:style-name="gr53" draw:text-style-name="P20" svg:width="0.9cm" svg:height="2.1cm" svg:x="1.788cm" svg:y="9.162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54" draw:text-style-name="P22" svg:width="1.031cm" svg:height="1.714cm" svg:x="0.658cm" svg:y="9.398cm"><draw:text-box><text:p text:style-name="P21"><text:span text:style-name="T8">In</text:span></text:p></draw:text-box></draw:frame><draw:custom-shape draw:style-name="gr55" draw:text-style-name="P20" xml:id="id13" draw:id="id13" svg:width="0.9cm" svg:height="2.098cm" svg:x="1.788cm" svg:y="13.961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56" draw:text-style-name="P22" svg:width="1.528cm" svg:height="0.983cm" svg:x="0.162cm" svg:y="14.261cm"><draw:text-box><text:p text:style-name="P21"><text:span text:style-name="T8">Out</text:span></text:p></draw:text-box></draw:frame></draw:g></text:p>
      <text:p text:style-name="P8">Родительский процесс создает два дочерних процесса. Перенаправление стандартных потоков ввода-вывода показано на картинке выше. <text:span text:style-name="T7">Child1 </text:span>и <text:span text:style-name="T7">Child2 </text:span>можно «соединить» между собой дополнительным каналом. Родительский и дочерний процесс должны быть представлены разными программами.<text:span text:style-name="T7"> </text:span></text:p>
      <text:p text:style-name="P8">Родительский процесс принимает от пользователя строки произвольной длины и пересылает их в <text:span text:style-name="T7">pipe1. </text:span>Процесс <text:span text:style-name="T7">child1 </text:span>и <text:span text:style-name="T7">child2 </text:span>производят работу над строками. <text:span text:style-name="T7">Child2 </text:span>пересылает результат своей работы родительскому процессу. Родительский процесс полученный результат выводит в стандартный поток вывода.</text:p>
      <text:p text:style-name="P8"/>
      <text:p text:style-name="P8">11 вариант) C<text:span text:style-name="T7">hild1 </text:span>переводит строки в верхний регистр. <text:span text:style-name="T7">Child2 </text:span>превращает все пробельные символы в символ «_».</text:p>
      <text:p text:style-name="P8"/>
      <text:p text:style-name="P8">12 вариант) C<text:span text:style-name="T7">hild1 </text:span>переводит строки в верхний регистр. <text:span text:style-name="T7">Child2 у</text:span>бирает все задвоенные пробелы.</text:p>
      <text:p text:style-name="P8"/>
      <text:p text:style-name="P8">13 вариант) C<text:span text:style-name="T7">hild1 </text:span>переводит строки в нижний регистр. <text:span text:style-name="T7">Child2 </text:span>превращает все пробельные символы в символ «_».</text:p>
      <text:p text:style-name="P8"><text:soft-page-break/></text:p>
      <text:p text:style-name="P8">14 вариант) C<text:span text:style-name="T7">hild1 </text:span>переводит строки в нижний регистр. <text:span text:style-name="T7">Child2 у</text:span>бирает все задвоенные пробелы.</text:p>
      <text:p text:style-name="P11"><text:span text:style-name="T5"/></text:p>
      <text:p text:style-name="P14"><text:span text:style-name="T5">Группа вариантов 4</text:span></text:p>
      <text:p text:style-name="P12"><draw:g text:anchor-type="paragraph" draw:z-index="3" draw:style-name="gr1"><draw:ellipse draw:style-name="gr57" draw:text-style-name="P20" xml:id="id15" draw:id="id15" svg:width="4.001cm" svg:height="2.701cm" svg:x="10.225cm" svg:y="4.163cm"><text:p text:style-name="P19"><text:span text:style-name="T8">parent</text:span></text:p></draw:ellipse><draw:ellipse draw:style-name="gr58" draw:text-style-name="P20" xml:id="id18" draw:id="id18" svg:width="4.201cm" svg:height="2.701cm" svg:x="0.026cm" svg:y="4.36cm"><text:p text:style-name="P19"><text:span text:style-name="T8">child</text:span></text:p></draw:ellipse><draw:custom-shape draw:style-name="gr59" draw:text-style-name="P20" xml:id="id16" draw:id="id16" svg:width="3.2cm" svg:height="1.601cm" svg:x="5.826cm" svg:y="0.764cm"><text:p text:style-name="P20"><text:span text:style-name="T8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60" draw:text-style-name="P20" xml:id="id19" draw:id="id19" svg:width="3.2cm" svg:height="1.601cm" svg:x="7.026cm" svg:y="7.463cm"><text:p text:style-name="P20"><text:span text:style-name="T8">pipe2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61" draw:text-style-name="P20" svg:width="0.8cm" svg:height="1.601cm" svg:x="11.827cm" svg:y="2.563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62" draw:text-style-name="P22" svg:width="2.095cm" svg:height="0.983cm" svg:x="12.836cm" svg:y="2.863cm"><draw:text-box><text:p text:style-name="P21"><text:span text:style-name="T8">In/out</text:span></text:p></draw:text-box></draw:frame><draw:custom-shape draw:style-name="gr63" draw:text-style-name="P20" svg:width="1.601cm" svg:height="1.5cm" svg:x="11.426cm" svg:y="1.064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64" draw:text-style-name="P22" svg:width="1.846cm" svg:height="0.983cm" svg:x="11.426cm" svg:y="0cm"><draw:text-box><text:p text:style-name="P21"><text:span text:style-name="T8">User</text:span></text:p></draw:text-box></draw:frame><draw:custom-shape draw:style-name="gr65" draw:text-style-name="P20" xml:id="id20" draw:id="id20" svg:width="2.102cm" svg:height="2.301cm" svg:x="1.125cm" svg:y="9.761cm"><text:p text:style-name="P20"><text:span text:style-name="T8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66" draw:text-style-name="P20" xml:id="id17" draw:id="id17" svg:width="0.9cm" svg:height="1.701cm" svg:x="1.626cm" svg:y="2.6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67" draw:text-style-name="P22" svg:width="1.031cm" svg:height="1.714cm" svg:x="0.427cm" svg:y="2.701cm"><draw:text-box><text:p text:style-name="P21"><text:span text:style-name="T8">In</text:span></text:p></draw:text-box></draw:frame><draw:connector draw:style-name="gr68" draw:text-style-name="P20" draw:type="curve" svg:x1="10.225cm" svg:y1="5.512cm" svg:x2="9.026cm" svg:y2="1.565cm" draw:start-shape="id15" draw:start-glue-point="3" draw:end-shape="id16" draw:end-glue-point="8" svg:d="M10225 5512c-896 0-298-3947-1199-3947"><text:p/></draw:connector><draw:connector draw:style-name="gr69" draw:text-style-name="P20" draw:type="curve" svg:x1="5.826cm" svg:y1="1.565cm" svg:x2="2.076cm" svg:y2="2.663cm" draw:start-shape="id16" draw:start-glue-point="5" draw:end-shape="id17" draw:end-glue-point="0" svg:d="M5826 1565c-2501 0-3750 365-3750 1098"><text:p/></draw:connector><draw:connector draw:style-name="gr70" draw:text-style-name="P20" draw:type="curve" svg:x1="4.226cm" svg:y1="5.71cm" svg:x2="7.026cm" svg:y2="8.264cm" draw:start-shape="id18" draw:start-glue-point="1" draw:end-shape="id19" draw:end-glue-point="5" svg:d="M4226 5710c2101 0 702 2554 2800 2554"><text:p/></draw:connector><draw:connector draw:style-name="gr71" draw:text-style-name="P20" draw:type="curve" svg:x1="10.225cm" svg:y1="8.264cm" svg:x2="12.226cm" svg:y2="6.863cm" draw:start-shape="id19" draw:start-glue-point="8" draw:end-shape="id15" draw:end-glue-point="2" svg:d="M10225 8264c1334 0 2001-466 2001-1401"><text:p/></draw:connector><draw:custom-shape draw:style-name="gr72" draw:text-style-name="P20" svg:width="0.9cm" svg:height="2.701cm" svg:x="1.727cm" svg:y="7.0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73" draw:text-style-name="P22" svg:width="1.528cm" svg:height="0.983cm" svg:x="0cm" svg:y="7.5cm"><draw:text-box><text:p text:style-name="P21"><text:span text:style-name="T8">Out</text:span></text:p></draw:text-box></draw:frame><draw:connector draw:style-name="gr74" draw:text-style-name="P20" draw:type="curve" svg:x1="14.226cm" svg:y1="5.512cm" svg:x2="3.226cm" svg:y2="10.911cm" draw:start-shape="id15" draw:start-glue-point="1" draw:end-shape="id20" draw:end-glue-point="7" svg:d="M14226 5512c751 0 6251 5399-11000 5399"><text:p/></draw:connector></draw:g></text:p>
      <text:p text:style-name="P8">Родительский процесс создает дочерний процесс. Первой строкой пользователь в консоль родительского процесса вводит имя файла, которое будет использовано для открытия <text:span text:style-name="T7">File</text:span> с таким именем на запись. Перенаправление стандартных потоков ввода-вывода показано на картинке выше. Родительский и дочерний процесс должны быть представлены разными программами.<text:span text:style-name="T7"> </text:span></text:p>
      <text:p text:style-name="P9">Родительский процесс принимает от пользователя строки произвольной длины и пересылает их в <text:span text:style-name="T7">pipe1. </text:span>Процесс <text:span text:style-name="T7">child </text:span>проверяет строки на валидность правилу. Если строка соответствует правилу, то она выводится в стандартный поток вывода дочернего процесса, иначе в <text:span text:style-name="T7">pipe2 </text:span>выводится информация об ошибке<text:span text:style-name="T7">.</text:span> Родительский процесс полученные от <text:span text:style-name="T7">child ошибки</text:span> выводит в стандартный поток вывода.</text:p>
      <text:p text:style-name="P9"/>
      <text:p text:style-name="P9">Вариант 15) Правило проверки: строка должна начинаться с заглавной буквы</text:p>
      <text:p text:style-name="P9"/>
      <text:p text:style-name="P9">Вариант 16) Правило проверки: строка должна оканчиваться на «.» или «;»</text:p>
      <text:p text:style-name="P12"/>
      <text:p text:style-name="P14"><text:span text:style-name="T5">Группа вариантов </text:span>5</text:p>
      <text:p text:style-name="P10"><draw:g text:anchor-type="paragraph" draw:z-index="4" draw:style-name="gr1"><draw:ellipse draw:style-name="gr75" draw:text-style-name="P20" xml:id="id21" draw:id="id21" svg:width="4cm" svg:height="2.701cm" svg:x="10.379cm" svg:y="4.163cm"><text:p text:style-name="P19"><text:span text:style-name="T8">parent</text:span></text:p></draw:ellipse><draw:ellipse draw:style-name="gr76" draw:text-style-name="P20" svg:width="4.4cm" svg:height="2.701cm" svg:x="-0.021cm" svg:y="4.36cm"><text:p text:style-name="P19"><text:span text:style-name="T8">child1</text:span></text:p></draw:ellipse><draw:custom-shape draw:style-name="gr77" draw:text-style-name="P20" xml:id="id22" draw:id="id22" svg:width="3.202cm" svg:height="1.601cm" svg:x="5.578cm" svg:y="1.06cm"><text:p text:style-name="P20"><text:span text:style-name="T8">pipe1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ustom-shape draw:style-name="gr78" draw:text-style-name="P20" svg:width="0.8cm" svg:height="1.601cm" svg:x="11.979cm" svg:y="2.563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79" draw:text-style-name="P22" svg:width="2.095cm" svg:height="0.983cm" svg:x="12.988cm" svg:y="2.863cm"><draw:text-box><text:p text:style-name="P21"><text:span text:style-name="T8">In/out</text:span></text:p></draw:text-box></draw:frame><draw:custom-shape draw:style-name="gr80" draw:text-style-name="P20" svg:width="1.601cm" svg:height="1.5cm" svg:x="11.578cm" svg:y="1.064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frame draw:style-name="gr81" draw:text-style-name="P22" svg:width="1.846cm" svg:height="0.983cm" svg:x="11.578cm" svg:y="0cm"><draw:text-box><text:p text:style-name="P21"><text:span text:style-name="T8">User</text:span></text:p></draw:text-box></draw:frame><draw:custom-shape draw:style-name="gr82" draw:text-style-name="P20" xml:id="id23" draw:id="id23" svg:width="0.9cm" svg:height="1.701cm" svg:x="1.778cm" svg:y="2.6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83" draw:text-style-name="P22" svg:width="1.031cm" svg:height="1.714cm" svg:x="0.579cm" svg:y="2.701cm"><draw:text-box><text:p text:style-name="P21"><text:span text:style-name="T8">In</text:span></text:p></draw:text-box></draw:frame><draw:connector draw:style-name="gr84" draw:text-style-name="P20" draw:type="curve" svg:x1="10.379cm" svg:y1="5.512cm" svg:x2="8.779cm" svg:y2="1.861cm" draw:start-shape="id21" draw:start-glue-point="3" draw:end-shape="id22" draw:end-glue-point="8" svg:d="M10379 5512c-1198 0-399-3651-1600-3651"><text:p/></draw:connector><draw:connector draw:style-name="gr85" draw:text-style-name="P20" draw:type="curve" svg:x1="5.577cm" svg:y1="1.861cm" svg:x2="2.228cm" svg:y2="2.663cm" draw:start-shape="id22" draw:start-glue-point="5" draw:end-shape="id23" draw:end-glue-point="0" svg:d="M5577 1861c-2233 0-3349 266-3349 802"><text:p/></draw:connector><draw:custom-shape draw:style-name="gr86" draw:text-style-name="P20" svg:width="0.902cm" svg:height="2.1cm" svg:x="1.678cm" svg:y="7.0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87" draw:text-style-name="P22" svg:width="1.528cm" svg:height="0.983cm" svg:x="0.152cm" svg:y="7.398cm"><draw:text-box><text:p text:style-name="P21"><text:span text:style-name="T8">Out</text:span></text:p></draw:text-box></draw:frame><draw:ellipse draw:style-name="gr88" draw:text-style-name="P20" svg:width="4.4cm" svg:height="2.7cm" svg:x="2.879cm" svg:y="15.161cm"><text:p text:style-name="P19"><text:span text:style-name="T8">child2</text:span></text:p></draw:ellipse><draw:custom-shape draw:style-name="gr89" draw:text-style-name="P20" xml:id="id26" draw:id="id26" svg:width="0.9cm" svg:height="2.102cm" svg:x="4.678cm" svg:y="13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0" draw:text-style-name="P22" svg:width="1.031cm" svg:height="1.714cm" svg:x="3.579cm" svg:y="13.259cm"><draw:text-box><text:p text:style-name="P21"><text:span text:style-name="T8">In</text:span></text:p></draw:text-box></draw:frame><draw:custom-shape draw:style-name="gr91" draw:text-style-name="P20" svg:width="0.9cm" svg:height="2.1cm" svg:x="4.678cm" svg:y="17.8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92" draw:text-style-name="P22" svg:width="1.528cm" svg:height="0.983cm" svg:x="3.052cm" svg:y="18.159cm"><draw:text-box><text:p text:style-name="P21"><text:span text:style-name="T8">Out</text:span></text:p></draw:text-box></draw:frame><draw:custom-shape draw:style-name="gr93" draw:text-style-name="P20" xml:id="id24" draw:id="id24" svg:width="2.102cm" svg:height="2.301cm" svg:x="1.078cm" svg:y="9.16cm"><text:p text:style-name="P20"><text:span text:style-name="T8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94" draw:text-style-name="P20" draw:type="curve" svg:x1="10.379cm" svg:y1="5.512cm" svg:x2="3.179cm" svg:y2="10.31cm" draw:start-shape="id21" draw:start-glue-point="3" draw:end-shape="id24" draw:end-glue-point="7" svg:d="M10379 5512c-5400 0-1801 4798-7200 4798"><text:p/></draw:connector><draw:frame draw:style-name="gr95" draw:text-style-name="P22" svg:width="6.647cm" svg:height="0.983cm" svg:x="9.273cm" svg:y="20.098cm"><draw:text-box><text:p text:style-name="P21"><text:span text:style-name="T8">Open with write mode</text:span></text:p></draw:text-box></draw:frame><draw:custom-shape draw:style-name="gr96" draw:text-style-name="P20" xml:id="id25" draw:id="id25" svg:width="3.2cm" svg:height="1.601cm" svg:x="8.278cm" svg:y="9.16cm"><text:p text:style-name="P20"><text:span text:style-name="T8">pipe2</text:span></text:p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onnector draw:style-name="gr97" draw:text-style-name="P20" draw:type="curve" svg:x1="12.377cm" svg:y1="6.863cm" svg:x2="11.478cm" svg:y2="9.961cm" draw:start-shape="id21" draw:start-glue-point="2" draw:end-shape="id25" draw:end-glue-point="8" svg:d="M12377 6863c0 2066-300 3098-899 3098"><text:p/></draw:connector><draw:connector draw:style-name="gr98" draw:text-style-name="P20" draw:type="curve" svg:x1="8.278cm" svg:y1="9.961cm" svg:x2="5.128cm" svg:y2="13.06cm" draw:start-shape="id25" draw:start-glue-point="5" draw:end-shape="id26" draw:end-glue-point="0" svg:d="M8278 9961c-2101 0-3150 1032-3150 3099"><text:p/></draw:connector><draw:connector draw:style-name="gr99" draw:text-style-name="P20" draw:type="curve" svg:x1="12.378cm" svg:y1="6.863cm" svg:x2="6.079cm" svg:y2="21.11cm" draw:start-shape="id21" draw:start-glue-point="2" draw:end-shape="id27" draw:end-glue-point="7" svg:d="M12378 6863c0 9499-2099 14247-6299 14247"><text:p/></draw:connector><draw:custom-shape draw:style-name="gr100" draw:text-style-name="P20" xml:id="id27" draw:id="id27" svg:width="2.102cm" svg:height="2.301cm" svg:x="3.978cm" svg:y="19.96cm"><text:p text:style-name="P20"><text:span text:style-name="T8">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draw:g><text:span text:style-name="T6"/></text:p>
      <text:p text:style-name="P8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<text:span text:style-name="T7">File</text:span> с таким именем на запись для <text:span text:style-name="T7">child1</text:span>. Аналогично для второй строки и процесса <text:span text:style-name="T7">child2.</text:span> Родительский и дочерний процесс должны быть представлены разными программами.<text:span text:style-name="T7"> </text:span></text:p>
      <text:p text:style-name="P8"><text:soft-page-break/>Родительский процесс принимает от пользователя строки произвольной длины и пересылает их в <text:span text:style-name="T7">pipe1 </text:span>или в <text:span text:style-name="T7">pipe2 </text:span>в зависимости от правила фильтрации<text:span text:style-name="T7">. </text:span>Процесс <text:span text:style-name="T7">child1 </text:span>и <text:span text:style-name="T7">child2 </text:span>производят работу над строками. Процессы<text:span text:style-name="T7"> п</text:span>ишут результаты своей работы в стандартный вывод. </text:p>
      <text:p text:style-name="P8"/>
      <text:p text:style-name="P8">Вариант 17) Правило фильтрации: строки длины больше 10 символов отправляются в <text:span text:style-name="T7">pipe</text:span>2, иначе в <text:span text:style-name="T7">pipe1. </text:span>Дочерние процессы удаляют все гласные из строк.</text:p>
      <text:p text:style-name="P10"/>
      <text:p text:style-name="P8">Вариант 18) Правило фильтрации: нечетные строки отправляются в <text:span text:style-name="T7">pipe1, </text:span>четные в <text:span text:style-name="T7">pipe2. </text:span>Дочерние процессы удаляют все гласные из строк.</text:p>
      <text:p text:style-name="P10"/>
      <text:p text:style-name="P8">Вариант 19) Правило фильтрации: с вероятностью 80% строки отправляются в <text:span text:style-name="T7">pipe1, </text:span>иначе в <text:span text:style-name="T7">pipe2. </text:span>Дочерние процессы удаляют все гласные из строк.</text:p>
      <text:p text:style-name="P8"/>
      <text:p text:style-name="P8">Вариант <text:span text:style-name="T7">20</text:span>) Правило фильтрации: строки длины больше 10 символов отправляются в <text:span text:style-name="T7">pipe</text:span>2, иначе в <text:span text:style-name="T7">pipe1. </text:span>Дочерние процессы инвертируют строки.</text:p>
      <text:p text:style-name="P10"/>
      <text:p text:style-name="P8">Вариант <text:span text:style-name="T7">21</text:span>) Правило фильтрации: нечетные строки отправляются в <text:span text:style-name="T7">pipe1, </text:span>четные в <text:span text:style-name="T7">pipe2. </text:span>Дочерние процессы инвертируют строки.</text:p>
      <text:p text:style-name="P10"/>
      <text:p text:style-name="P8">Вариант <text:span text:style-name="T7">22</text:span>) Правило фильтрации: с вероятностью 80% строки отправляются в <text:span text:style-name="T7">pipe1, </text:span>иначе в <text:span text:style-name="T7">pipe2. </text:span>Дочерние процессы инвертируют строки.</text:p>
      <text:p text:style-name="P13"><text:span text:style-name="T6">Примечание: Программы должны быть на языке Си.</text:span></text:p>
      <text:p text:style-name="P10"><text:span text:style-name="T5"/></text:p>
      <text:p text:style-name="P10"><text:span text:style-name="T7">Варианты</text:span> задания выдаются преподавателем.</text:p>
      <text:list xml:id="list42358830" text:continue-numbering="true" text:style-name="Outline">
        <text:list-item>
          <text:list>
            <text:list-item>
              <text:h text:style-name="Heading_20_2" text:outline-level="2">Системные вызовы</text:h>
            </text:list-item>
          </text:list>
        </text:list-item>
      </text:list>
      <text:p text:style-name="P1"><text:span text:style-name="T3">Для ОС </text:span><text:span text:style-name="T4">Linux</text:span></text:p>
      <text:list xml:id="list7324947087783933632" text:style-name="WWNum11">
        <text:list-item>
          <text:p text:style-name="P3"><text:span text:style-name="T4">pid</text:span><text:span text:style-name="T3">_</text:span><text:span text:style-name="T4">t</text:span><text:span text:style-name="T3"> </text:span><text:span text:style-name="T4">fork</text:span><text:span text:style-name="T3">() - создание дочернего процесса</text:span></text:p>
        </text:list-item>
        <text:list-item>
          <text:p text:style-name="P3"><text:span text:style-name="T4">int</text:span><text:span text:style-name="T3"> </text:span><text:span text:style-name="T4">execve</text:span><text:span text:style-name="T3">(</text:span><text:span text:style-name="T4">const</text:span><text:span text:style-name="T3"> </text:span><text:span text:style-name="T4">char</text:span><text:span text:style-name="T3"> *</text:span><text:span text:style-name="T4">filename</text:span><text:span text:style-name="T3">, </text:span><text:span text:style-name="T4">char</text:span><text:span text:style-name="T3"> *</text:span><text:span text:style-name="T4">const</text:span><text:span text:style-name="T3"> </text:span><text:span text:style-name="T4">argv</text:span><text:span text:style-name="T3">[], </text:span><text:span text:style-name="T4">char</text:span><text:span text:style-name="T3"> *</text:span><text:span text:style-name="T4">const</text:span><text:span text:style-name="T3"> </text:span><text:span text:style-name="T4">envp</text:span><text:span text:style-name="T3">[]) (и другие вариации </text:span><text:span text:style-name="T4">exec</text:span><text:span text:style-name="T3">) - замена образа памяти процесса</text:span></text:p>
        </text:list-item>
        <text:list-item>
          <text:p text:style-name="P5">pid_t waitpid(pid_t pid, int *status, int options) - Ожидание завершения дочернего процесса</text:p>
        </text:list-item>
        <text:list-item>
          <text:p text:style-name="P3"><text:span text:style-name="T4">void</text:span><text:span text:style-name="T3"> </text:span><text:span text:style-name="T4">exit</text:span><text:span text:style-name="T3">(</text:span><text:span text:style-name="T4">int</text:span><text:span text:style-name="T3"> </text:span><text:span text:style-name="T4">status</text:span><text:span text:style-name="T3">) - завершения выполнения процесса и возвращение статуса</text:span></text:p>
        </text:list-item>
        <text:list-item>
          <text:p text:style-name="P5">int pipe(int pipefd[2]) - создание неименованного канала для передачи данных между процессами</text:p>
        </text:list-item>
        <text:list-item>
          <text:p text:style-name="P5">int dup2(int oldfd, int newfd) - переназначение файлового дескриптора</text:p>
        </text:list-item>
        <text:list-item>
          <text:p text:style-name="P3"><text:span text:style-name="T4">int open(const char *pathname, int flags, mode_t mode) - </text:span><text:span text:style-name="T3">открытие</text:span><text:span text:style-name="T4">\</text:span><text:span text:style-name="T3">создание</text:span><text:span text:style-name="T4"> </text:span><text:span text:style-name="T3">файла</text:span></text:p>
        </text:list-item>
        <text:list-item>
          <text:p text:style-name="P3"><text:span text:style-name="T4">int close(int fd) - </text:span><text:span text:style-name="T3">закрыть</text:span><text:span text:style-name="T4"> </text:span><text:span text:style-name="T3">файл</text:span></text:p>
        </text:list-item>
        <text:list-item>
          <text:p text:style-name="P3"><text:span text:style-name="T4">int mkfifo(const char *pathname, mode_t mode) - </text:span><text:span text:style-name="T3">создание</text:span><text:span text:style-name="T4"> </text:span><text:span text:style-name="T3">именованного</text:span><text:span text:style-name="T4"> </text:span><text:span text:style-name="T3">канала</text:span></text:p>
        </text:list-item>
      </text:list>
      <text:p text:style-name="P7"> </text:p>
      <text:p text:style-name="P1"><text:span text:style-name="T3">Для ОС </text:span><text:span text:style-name="T4">Windows</text:span></text:p>
      <text:list xml:id="list2116661038902978457" text:style-name="WWNum12">
        <text:list-item>
          <text:p text:style-name="P4"><text:span text:style-name="T4">BOOL</text:span><text:span text:style-name="T3"> </text:span><text:span text:style-name="T4">WINAPI</text:span><text:span text:style-name="T3"> </text:span><text:span text:style-name="T4">CreateProcess</text:span><text:span text:style-name="T3">(…) - создание нового процесса</text:span></text:p>
        </text:list-item>
        <text:list-item>
          <text:p text:style-name="P4"><text:span text:style-name="T4">WaitForSingleObject(…) - </text:span><text:span text:style-name="T3">ожидание завершения процесса</text:span></text:p>
        </text:list-item>
        <text:list-item>
          <text:p text:style-name="P4"><text:span text:style-name="T4">ExitProcess(…) - </text:span><text:span text:style-name="T3">завершение выполнения процесса</text:span></text:p>
        </text:list-item>
        <text:list-item>
          <text:p text:style-name="P4"><text:span text:style-name="T4">CreateFile</text:span><text:span text:style-name="T3">/</text:span><text:span text:style-name="T4">SetNamedPipeHandleState</text:span><text:span text:style-name="T3"> - создание именованного канала и установления режима его использования</text:span></text:p>
        </text:list-item>
        <text:list-item>
          <text:p text:style-name="P6">Int _dup2(int fd1, int fd2) - переназначение файлового дескриптора</text:p>
        </text:list-item>
        <text:list-item>
          <text:p text:style-name="P6">OpenFile(…) - открытие нового файла</text:p>
        </text:list-item>
        <text:list-item>
          <text:p text:style-name="P4"><text:span text:style-name="T4">CreatePipe(…) - </text:span><text:span text:style-name="T3">создание безымянного канала</text:span></text:p>
        </text:list-item>
        <text:list-item>
          <text:p text:style-name="P6">CreateFile(…) - создание нового файла</text:p>
        </text:list-item>
        <text:list-item>
          <text:p text:style-name="P6">CloseHandle(…) - закрытие объекта ОС по "заголовку". Подходит для закрытия файлов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1.138cm" draw:dots2="10" draw:distance="0.086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5b9bd5" style:font-name="Calibri Light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5b9bd5" style:font-name="Calibri Light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 Д</meta:initial-creator>
    <meta:editing-cycles>33</meta:editing-cycles>
    <meta:print-date>2014-09-08T21:01:00</meta:print-date>
    <meta:creation-date>2013-08-19T05:02:00</meta:creation-date>
    <dc:date>2020-09-17T22:15:43.46</dc:date>
    <meta:editing-duration>PT3H58M57S</meta:editing-duration>
    <meta:generator>OpenOffice/4.1.5$Win32 OpenOffice.org_project/415m1$Build-9789</meta:generator>
    <meta:document-statistic meta:table-count="0" meta:image-count="0" meta:object-count="0" meta:page-count="11" meta:paragraph-count="70" meta:word-count="1323" meta:character-count="97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